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11567" officeooo:paragraph-rsid="00011567" style:font-size-asian="22.75pt" style:font-size-complex="26pt"/>
    </style:style>
    <style:style style:name="P2" style:family="paragraph" style:parent-style-name="Standard">
      <style:paragraph-properties fo:text-align="center" style:justify-single-word="false"/>
      <style:text-properties fo:font-size="20pt" officeooo:rsid="00011567" officeooo:paragraph-rsid="00011567" style:font-size-asian="20pt" style:font-size-complex="20pt"/>
    </style:style>
    <style:style style:name="P3" style:family="paragraph" style:parent-style-name="Standard">
      <style:paragraph-properties fo:text-align="start" style:justify-single-word="false"/>
      <style:text-properties fo:font-size="20pt" officeooo:rsid="00011567" officeooo:paragraph-rsid="00011567" style:font-size-asian="20pt" style:font-size-complex="20pt"/>
    </style:style>
    <style:style style:name="P4" style:family="paragraph" style:parent-style-name="Standard">
      <style:paragraph-properties fo:text-align="start" style:justify-single-word="false"/>
      <style:text-properties fo:font-size="14pt" officeooo:rsid="00011567" officeooo:paragraph-rsid="00011567" style:font-size-asian="12.25pt" style:font-size-complex="14pt"/>
    </style:style>
    <style:style style:name="T1" style:family="text">
      <style:text-properties officeooo:rsid="000129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Design Outline</text:p>
      <text:p text:style-name="P1"/>
      <text:p text:style-name="P2">Jianan Chen</text:p>
      <text:p text:style-name="P2">Jiaming Zhang</text:p>
      <text:p text:style-name="P2"/>
      <text:p text:style-name="P2">Spring 2016</text:p>
      <text:p text:style-name="P3">General Idea</text:p>
      <text:p text:style-name="P4"/>
      <text:p text:style-name="P4">The chess <text:span text:style-name="T1">project </text:span>we <text:span text:style-name="T1">implemented </text:span><text:s/>used the MVC modelling. <text:span text:style-name="T1">The entire project consist of three major components. The controller handles the user input and responsible for error handling of the wrong user commands as well as game instructions. The model stores the internal status of the game. The view is responsible for print the chess board.</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21:53:23.548897593</meta:creation-date>
    <dc:date>2016-07-25T22:26:53.287567289</dc:date>
    <meta:editing-duration>PT2M19S</meta:editing-duration>
    <meta:editing-cycles>1</meta:editing-cycles>
    <meta:document-statistic meta:table-count="0" meta:image-count="0" meta:object-count="0" meta:page-count="1" meta:paragraph-count="6" meta:word-count="67" meta:character-count="409" meta:non-whitespace-character-count="347"/>
    <meta:generator>LibreOffice/5.1.4.2$Linux_X86_64 LibreOffice_project/10m0$Build-2</meta:generator>
  </office:meta>
</office:document-meta>
</file>